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d3b62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0" style:family="paragraph" style:parent-style-name="Standard">
      <style:text-properties officeooo:paragraph-rsid="10eaf340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d1ec96e"/>
    </style:style>
    <style:style style:name="P25" style:family="paragraph" style:parent-style-name="Standard">
      <style:paragraph-properties fo:text-align="center" style:justify-single-word="false"/>
      <style:text-properties officeooo:paragraph-rsid="10b8151a"/>
    </style:style>
    <style:style style:name="P26" style:family="paragraph" style:parent-style-name="Standard">
      <loext:graphic-properties draw:fill-hatch-name="hatch"/>
      <style:paragraph-properties style:vertical-align="auto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officeooo:paragraph-rsid="0d1ec96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text-properties officeooo:paragraph-rsid="10fca694"/>
    </style:style>
    <style:style style:name="P28" style:family="paragraph" style:parent-style-name="Standard">
      <style:text-properties officeooo:paragraph-rsid="1044b2e0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officeooo:paragraph-rsid="0e8aa5aa"/>
    </style:style>
    <style:style style:name="P32" style:family="paragraph" style:parent-style-name="Standard">
      <style:text-properties officeooo:paragraph-rsid="10b975fb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1057599b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be1a4c"/>
    </style:style>
    <style:style style:name="P41" style:family="paragraph" style:parent-style-name="Footnote">
      <style:text-properties officeooo:paragraph-rsid="10e6732c"/>
    </style:style>
    <style:style style:name="P42" style:family="paragraph" style:parent-style-name="Footnote">
      <style:text-properties style:font-name="Liberation Sans" officeooo:paragraph-rsid="10491e89"/>
    </style:style>
    <style:style style:name="P43" style:family="paragraph" style:parent-style-name="Footnote">
      <style:text-properties officeooo:paragraph-rsid="10f3232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49" style:family="paragraph" style:parent-style-name="Standard">
      <style:paragraph-properties fo:text-align="center" style:justify-single-word="false"/>
      <style:text-properties officeooo:paragraph-rsid="0fd58c4e"/>
    </style:style>
    <style:style style:name="P50" style:family="paragraph" style:parent-style-name="Standard">
      <style:text-properties officeooo:paragraph-rsid="0e0463fc"/>
    </style:style>
    <style:style style:name="P51" style:family="paragraph" style:parent-style-name="Standard">
      <style:text-properties officeooo:paragraph-rsid="10c8c30e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53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54" style:family="paragraph" style:parent-style-name="Standard">
      <style:text-properties officeooo:paragraph-rsid="0fad1a3f"/>
    </style:style>
    <style:style style:name="P55" style:family="paragraph" style:parent-style-name="Standard">
      <style:text-properties officeooo:paragraph-rsid="10245b8e"/>
    </style:style>
    <style:style style:name="P56" style:family="paragraph" style:parent-style-name="Standard">
      <style:text-properties officeooo:rsid="101e3872" officeooo:paragraph-rsid="10505b46"/>
    </style:style>
    <style:style style:name="P57" style:family="paragraph" style:parent-style-name="Standard">
      <style:text-properties officeooo:rsid="104324ed" officeooo:paragraph-rsid="10ca7d50"/>
    </style:style>
    <style:style style:name="P58" style:family="paragraph" style:parent-style-name="Standard">
      <style:text-properties officeooo:paragraph-rsid="10ce1de8"/>
    </style:style>
    <style:style style:name="P59" style:family="paragraph" style:parent-style-name="Standard">
      <style:text-properties officeooo:paragraph-rsid="10ca7d50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67" style:family="paragraph" style:parent-style-name="Standard">
      <style:text-properties officeooo:paragraph-rsid="10ba09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72" style:family="paragraph" style:parent-style-name="Footnote">
      <style:text-properties officeooo:rsid="043ccc66" officeooo:paragraph-rsid="0e849f1d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75" style:family="paragraph" style:parent-style-name="Standard">
      <style:paragraph-properties fo:text-align="center" style:justify-single-word="false"/>
      <style:text-properties officeooo:paragraph-rsid="0e82f1b0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8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8e61e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text-underline-style="none" officeooo:rsid="10d7b928" style:font-size-asian="12pt" style:font-size-complex="12pt"/>
    </style:style>
    <style:style style:name="T2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" style:family="text">
      <style:text-properties officeooo:rsid="10d7b928"/>
    </style:style>
    <style:style style:name="T40" style:family="text">
      <style:text-properties fo:font-variant="normal" fo:text-transform="none" fo:color="#202124" loext:opacity="100%" style:font-name="Roboto" fo:letter-spacing="normal"/>
    </style:style>
    <style:style style:name="T4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6" style:family="text">
      <style:text-properties fo:language="nl" fo:country="NL" style:text-underline-style="none" officeooo:rsid="10f879b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fo:font-weight="normal" officeooo:rsid="10fca69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style:font-name="Liberation Sans" fo:font-size="12pt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font-name="Liberation Sans" fo:font-size="12pt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9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8" style:family="text">
      <style:text-properties officeooo:rsid="04473353"/>
    </style:style>
    <style:style style:name="T99" style:family="text">
      <style:text-properties officeooo:rsid="0f95a7a0"/>
    </style:style>
    <style:style style:name="T100" style:family="text">
      <style:text-properties officeooo:rsid="0f8f58bd"/>
    </style:style>
    <style:style style:name="T101" style:family="text">
      <style:text-properties officeooo:rsid="0aace3cd"/>
    </style:style>
    <style:style style:name="T102" style:family="text">
      <style:text-properties style:font-name="Ubuntu" fo:font-size="10pt" officeooo:rsid="04473353" style:font-size-asian="10pt" style:font-size-complex="10pt"/>
    </style:style>
    <style:style style:name="T103" style:family="text">
      <style:text-properties fo:font-size="10pt" officeooo:rsid="04473353" style:font-size-asian="10pt" style:font-size-complex="10pt"/>
    </style:style>
    <style:style style:name="T1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f4f8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0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41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9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style:font-name="Liberation Sans" fo:font-size="12pt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Server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text:span text:style-name="T12"><draw:control text:anchor-type="as-char" svg:y="-0.4cm" draw:z-index="11" draw:name="Gebruiker 3" draw:style-name="gr1" draw:text-style-name="P6" svg:width="6.002cm" svg:height="0.5cm" draw:control="control10"><svg:title>Gebruiker</svg:title><svg:desc>Volledige naam, bijv. Jan Stek</svg:desc></draw:control></text:span><text:span text:style-name="T12"><text:tab/></text:span><text:span text:style-name="T13">b</text:span><text:span text:style-name="T14">ijv.</text:span><text:span text:style-name="T15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12" draw:name="Gberuikersnaam 3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b</text:span><text:span text:style-name="T21">ijv.</text:span><text:span text:style-name="T22"> </text:span><text:span text:style-name="T23">karel</text:span></text:p>
      <text:p text:style-name="P8"><text:span text:style-name="T24">&lt;comput</text:span><text:span text:style-name="T18">ernaam</text:span><text:span text:style-name="T25">&gt;<text:tab/><text:tab/></text:span><text:span text:style-name="T18"><draw:control text:anchor-type="as-char" svg:y="-0.4cm" draw:z-index="13" draw:name="Computernaam 2" draw:style-name="gr1" draw:text-style-name="P6" svg:width="6.002cm" svg:height="0.5cm" draw:control="control12"><svg:title>Computernaam</svg:title><svg:desc>Unieke naam van de computer</svg:desc></draw:control></text:span><text:span text:style-name="T18"><text:tab/></text:span><text:span text:style-name="T26">b</text:span><text:span text:style-name="T27">ijv.</text:span><text:span text:style-name="T28"> </text:span><text:span text:style-name="T29">sv</text:span><text:span text:style-name="T30">0</text:span><text:span text:style-name="T31">1</text:span></text:p>
      <text:p text:style-name="P9"><text:span text:style-name="T32">&lt;</text:span><text:span text:style-name="T33">g</text:span><text:span text:style-name="T32">ebruiker&gt;<text:tab/></text:span><text:span text:style-name="T34"><text:tab/></text:span><text:span text:style-name="T11"> <text:tab/><text:tab/></text:span><text:span text:style-name="T12"><draw:control text:anchor-type="as-char" svg:y="-0.4cm" draw:z-index="14" draw:name="Gebruiker 4" draw:style-name="gr1" draw:text-style-name="P6" svg:width="6.002cm" svg:height="0.5cm" draw:control="control13"><svg:title>Gebruiker</svg:title><svg:desc>Volledige naam, bijv. Jan Stek</svg:desc></draw:control></text:span><text:span text:style-name="T12"><text:tab/></text:span><text:span text:style-name="T13">e</text:span><text:span text:style-name="T35">vt.</text:span><text:span text:style-name="T36"> extra gebruikers</text:span></text:p>
      <text:p text:style-name="P10"><text:span text:style-name="T32">&lt;</text:span><text:span text:style-name="T33">g</text:span><text:span text:style-name="T32">ebruikersnaam&gt;<text:tab/></text:span><text:span text:style-name="T19"><draw:control text:anchor-type="as-char" svg:y="-0.4cm" draw:z-index="15" draw:name="Gberuikersnaam 4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20">e</text:span><text:span text:style-name="T37">vt.</text:span><text:span text:style-name="T38"> extra gebruikers</text:span></text:p>
      <text:p text:style-name="P11"><text:span text:style-name="T39">v</text:span>ervang &lt;...&gt; in deze checklist door de waarde in het tekstvak.</text:p>
      <text:p text:style-name="P12"><text:span text:style-name="T40"/></text:p>
      <text:p text:style-name="P13"/>
      <text:p text:style-name="P14"><text:span text:style-name="Strong_20_Emphasis"><text:span text:style-name="T41">Nog niet op Linux?</text:span></text:span><text:span text:style-name="T42"><text:tab/></text:span><text:span text:style-name="T43">G</text:span><text:span text:style-name="T44">ebruik </text:span><text:span text:style-name="Strong_20_Emphasis"><text:span text:style-name="T45">Checklist </text:span></text:span><text:span text:style-name="Strong_20_Emphasis"><text:span text:style-name="T46">overzetten</text:span></text:span><text:span text:style-name="T44"> op </text:span><text:a xlink:type="simple" xlink:href="https://karelzimer.nl/nl" text:style-name="Internet_20_link" text:visited-style-name="Visited_20_Internet_20_Link"><text:span text:style-name="Internet_20_link"><text:span text:style-name="T47">karelzimmer.nl/nl</text:span></text:span></text:a><text:span text:style-name="T48">.</text:span></text:p>
      <text:p text:style-name="P14"><text:span text:style-name="T49">Nieuwe installatie?</text:span><text:span text:style-name="T48"><text:tab/></text:span><text:span text:style-name="T43">B</text:span><text:span text:style-name="T48">egin bij hoofdstuk </text:span><text:span text:style-name="T49"><text:bookmark-ref text:reference-format="page" text:ref-name="__RefNumPara__4009_1271708128">2</text:bookmark-ref></text:span><text:span text:style-name="T49"><text:s text:c="2"/></text:span><text:span text:style-name="T50"><text:bookmark-ref text:reference-format="text" text:ref-name="__RefNumPara__4009_1271708128">Installatie uitvoeren</text:bookmark-ref></text:span><text:span text:style-name="T51">.</text:span></text:p>
      <text:p text:style-name="P15"><text:span text:style-name="Strong_20_Emphasis"><text:span text:style-name="T52"/></text:span></text:p>
      <text:p text:style-name="P15"><text:span text:style-name="Strong_20_Emphasis"><text:span text:style-name="T52"/></text:span></text:p>
      <text:list text:style-name="L1">
        <text:list-item>
          <text:p text:style-name="P16"><text:bookmark-start text:name="__RefNumPara__4083_1271708128"/>Installatie voorbereide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8" draw:name="Vorm 2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</text:span><text:span text:style-name="T55">&gt;</text:span><text:span text:style-name="T57"><text:note text:id="ftn1" text:note-class="footnote"><text:note-citation>1</text:note-citation><text:note-body><text:p text:style-name="P21"><text:span text:style-name="T58">E</text:span><text:span text:style-name="T59">v</text:span><text:span text:style-name="T60">en</text:span><text:span text:style-name="T61">t</text:span><text:span text:style-name="T62">uele </text:span><text:span text:style-name="T63">extra </text:span><text:span text:style-name="T64">gebruiker</text:span><text:span text:style-name="T65">s</text:span><text:span text:style-name="T63"> aanmelden </text:span><text:span text:style-name="T66">en dezelfde stappen uitvoeren</text:span><text:span text:style-name="T67">.</text:span></text:p></text:note-body></text:note></text:span><text:span text:style-name="T57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6" draw:name="Vorm 5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69">sudo apt install </text:span></text:span><text:span text:style-name="User_20_Entry"><text:span text:style-name="T70">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0">wget karelzimmer.nl/</text:span></text:span><text:span text:style-name="User_20_Entry"><text:span text:style-name="T71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0">bash </text:span></text:span><text:span text:style-name="User_20_Entry"><text:span text:style-name="T72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30"><text:span text:style-name="T73">V</text:span><text:span text:style-name="T74">olg </text:span><text:span text:style-name="T75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34"><text:span text:style-name="T75">Kie</text:span><text:span text:style-name="T78">s</text:span><text:span text:style-name="T75"> </text:span><text:span text:style-name="Strong_20_Emphasis"><text:span text:style-name="T79">1</text:span></text:span><text:span text:style-name="T80"> Installatie voorbereiden</text:span><text:span text:style-name="T81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82">Start de computer op vanaf</text:span><text:span text:style-name="T82"><text:note text:id="ftn2" text:note-class="footnote"><text:note-citation>1</text:note-citation><text:note-body><text:p text:style-name="P41"><text:span text:style-name="T83">B</text:span><text:span text:style-name="T84">ootmenu/</text:span><text:span text:style-name="T83">S</text:span><text:span text:style-name="T84">etup</text:span><text:span text:style-name="T85"> via </text:span><text:span text:style-name="T86">é</text:span><text:span text:style-name="T87">é</text:span><text:span text:style-name="T83">n van de </text:span><text:span text:style-name="T88">Veelgebruikte toetsen:</text:span><text:span text:style-name="T89"> </text:span><text:span text:style-name="T90">Esc</text:span><text:span text:style-name="T89">, </text:span><text:span text:style-name="T90">Delete</text:span><text:span text:style-name="T89">, </text:span><text:span text:style-name="T90">F1</text:span><text:span text:style-name="T89">, </text:span><text:span text:style-name="T90">F2</text:span><text:span text:style-name="T89">, </text:span><text:span text:style-name="T90">F9</text:span><text:span text:style-name="T89">, </text:span><text:span text:style-name="T90">F10</text:span><text:span text:style-name="T89">, </text:span><text:span text:style-name="T90">F11</text:span><text:span text:style-name="T89">, of </text:span><text:span text:style-name="T90">F12</text:span></text:p></text:note-body></text:note></text:span><text:span text:style-name="T82"> </text:span><text:span text:style-name="T91">een </text:span><text:span text:style-name="T92"><text:user-field-get text:name="Distro">Debian</text:user-field-get></text:span><text:span text:style-name="T93"><text:s/></text:span><text:span text:style-name="T94">Server</text:span><text:span text:style-name="T95"> </text:span><text:span text:style-name="T96">Live</text:span><text:span text:style-name="T97"><text:note text:id="ftn3" text:note-class="footnote"><text:note-citation>2</text:note-citation><text:note-body><text:p text:style-name="P42"><text:span text:style-name="T98">Vanaf een </text:span><text:span text:style-name="T99">L</text:span><text:span text:style-name="T98">ive </text:span><text:span text:style-name="T100">USB</text:span><text:span text:style-name="T101">-stick</text:span><text:span text:style-name="T102"> </text:span><text:span text:style-name="T98">kunt u opstarten en </text:span><text:span text:style-name="T103">met </text:span><text:span text:style-name="T104"><text:user-field-get text:name="Distro">Debian</text:user-field-get></text:span><text:span text:style-name="T104"><text:s/></text:span><text:span text:style-name="T98">werken zonder enige bestanden op de harde schijf te wijzigen en maakt ook installatie van </text:span><text:span text:style-name="T104"><text:user-field-get text:name="Distro">Debian</text:user-field-get></text:span><text:span text:style-name="T104"><text:s/></text:span><text:span text:style-name="T98">mogelijk.</text:span></text:p></text:note-body></text:note></text:span><text:span text:style-name="T105"> </text:span><text:span text:style-name="T106">USB</text:span><text:span text:style-name="T107">-stick</text:span><text:span text:style-name="T107"><text:note text:id="ftn4" text:note-class="footnote"><text:note-citation>3</text:note-citation><text:note-body><text:p text:style-name="P43"><text:span text:style-name="T108">Maak een opstartbare USB-stick</text:span><text:span text:style-name="T109">:<text:line-break/></text:span><text:span text:style-name="T110">D</text:span><text:span text:style-name="T111">ow</text:span><text:span text:style-name="T112">nload </text:span><text:span text:style-name="T113">e</text:span><text:span text:style-name="T114">e</text:span><text:span text:style-name="T115">n</text:span><text:span text:style-name="T116"> </text:span><text:span text:style-name="Strong_20_Emphasis"><text:span text:style-name="T117">debian-live-...-amd64-standard.iso</text:span></text:span><text:span text:style-name="T118"> </text:span><text:span text:style-name="T119">image </text:span><text:span text:style-name="T120">v</text:span><text:span text:style-name="T121">anaf</text:span><text:span text:style-name="T122"> </text:span><text:a xlink:type="simple" xlink:href="https://www.debian.org/" text:style-name="Internet_20_link" text:visited-style-name="Visited_20_Internet_20_Link"><text:span text:style-name="T123">debian.org</text:span></text:a><text:span text:style-name="T122"> </text:span><text:span text:style-name="T119">en </text:span><text:span text:style-name="Strong_20_Emphasis"><text:span text:style-name="T124">Other downloads</text:span></text:span><text:span text:style-name="T125"> (onder Download) </text:span><text:span text:style-name="T119">en</text:span><text:span text:style-name="T125"> </text:span><text:span text:style-name="Strong_20_Emphasis"><text:span text:style-name="T124">Other live ISO</text:span></text:span><text:span text:style-name="T125"> (onder Try </text:span><text:span text:style-name="T125"><text:user-field-get text:name="Distro">Debian</text:user-field-get></text:span><text:span text:style-name="T125"><text:s/></text:span><text:span text:style-name="T126">live before installing).</text:span><text:span text:style-name="Strong_20_Emphasis"><text:span text:style-name="T112"><text:line-break/></text:span></text:span><text:span text:style-name="T127">De volgende stappen staan beschreven in </text:span><text:span text:style-name="Strong_20_Emphasis"><text:span text:style-name="T128">Linux informatie</text:span></text:span><text:span text:style-name="T127">, te vinden op </text:span><text:a xlink:type="simple" xlink:href="https://karelzimmer.nl/nl" text:style-name="Internet_20_link" text:visited-style-name="Visited_20_Internet_20_Link"><text:span text:style-name="T129">karelzimmer.nl/nl</text:span></text:a><text:span text:style-name="T127">.</text:span></text:p></text:note-body></text:note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4"/></text:span></text:p>
          </table:table-cell>
          <table:table-cell table:style-name="_32_._5f_Installatie_5f_uitvoeren.C2" office:value-type="string">
            <text:p text:style-name="P44"><text:span text:style-name="T131">Selecteer</text:span><text:span text:style-name="T132"> </text:span><text:span text:style-name="Strong_20_Emphasis"><text:span text:style-name="T133">Start inst</text:span></text:span><text:span text:style-name="Strong_20_Emphasis"><text:span text:style-name="T134">a</text:span></text:span><text:span text:style-name="Strong_20_Emphasis"><text:span text:style-name="T133">ller</text:span></text:span><text:span text:style-name="T135"> </text:span><text:span text:style-name="T136">en druk op de </text:span><text:span text:style-name="T137">Enter</text:span><text:span text:style-name="T81">-toets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7"><text:span text:style-name="Emphasis"><text:span text:style-name="T138">Volg de installatieschermen en vul deze in.</text:span></text:span><text:span text:style-name="T139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3" draw:style-name="gr2" draw:text-style-name="P19" svg:width="0.35cm" svg:height="0.35cm" draw:control="control22"/></text:span></text:p>
          </table:table-cell>
          <table:table-cell table:style-name="_32_._5f_Installatie_5f_uitvoeren.C4" office:value-type="string">
            <text:p text:style-name="Standard"><text:span text:style-name="T140">Maak verbinding met het </text:span><text:span text:style-name="T141">netwerk</text:span><text:span text:style-name="T140">; essentieel voor taalinstelling en softwareselectie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7" draw:name="Vorm13_ 1" draw:style-name="gr2" draw:text-style-name="P19" svg:width="0.35cm" svg:height="0.35cm" draw:control="control6"/></text:p>
          </table:table-cell>
          <table:table-cell table:style-name="_32_._5f_Installatie_5f_uitvoeren.C8" office:value-type="string">
            <text:p text:style-name="P50"><text:span text:style-name="T142">Bi</text:span><text:span text:style-name="T143">j</text:span><text:span text:style-name="T142"> </text:span><text:span text:style-name="Strong_20_Emphasis"><text:span text:style-name="T144">Select a language</text:span></text:span><text:span text:style-name="T142">: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T143">K</text:span><text:span text:style-name="T142">ies </text:span><text:span text:style-name="Strong_20_Emphasis"><text:span text:style-name="T145">Dutch - </text:span></text:span><text:span text:style-name="Strong_20_Emphasis"><text:span text:style-name="T146">Nederlands</text:span></text:span><text:span text:style-name="T142"> </text:span><text:span text:style-name="T147">en klik op </text:span><text:span text:style-name="Strong_20_Emphasis"><text:span text:style-name="T148">Continu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0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11" office:value-type="string">
            <text:p text:style-name="P54"><text:span text:style-name="T149">B</text:span><text:span text:style-name="T150">ij</text:span><text:span text:style-name="T149"> </text:span><text:span text:style-name="Strong_20_Emphasis"><text:span text:style-name="T151">Het netwerk configureren</text:span></text:span><text:span text:style-name="T149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5"><text:span text:style-name="T152">V</text:span><text:span text:style-name="T149">ul in </text:span><text:span text:style-name="Strong_20_Emphasis"><text:span text:style-name="T153">C</text:span></text:span><text:span text:style-name="Strong_20_Emphasis"><text:span text:style-name="T154">omputer</text:span></text:span><text:span text:style-name="Strong_20_Emphasis"><text:span text:style-name="T153">naam</text:span></text:span><text:span text:style-name="T155"> &lt;</text:span><text:span text:style-name="T156">comp</text:span><text:span text:style-name="T157">uternaam&gt;</text:span><text:span text:style-name="T158"> </text:span><text:span text:style-name="T159">en klik op </text:span><text:span text:style-name="Strong_20_Emphasis"><text:span text:style-name="T160">Verdergaan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draw:control text:anchor-type="as-char" draw:z-index="10" draw:name="Vorm 1" draw:style-name="gr2" draw:text-style-name="P19" svg:width="0.35cm" svg:height="0.35cm" draw:control="control9"/></text:p>
          </table:table-cell>
          <table:table-cell table:style-name="_32_._5f_Installatie_5f_uitvoeren.C11" office:value-type="string">
            <text:p text:style-name="P56"><text:span text:style-name="T150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7"><text:span text:style-name="T161">Stel geen </text:span><text:span text:style-name="T162">Root</text:span><text:span text:style-name="T161">-wachtwoord in</text:span><text:span text:style-name="T163"> </text:span><text:span text:style-name="T164">maar klik op </text:span><text:span text:style-name="Strong_20_Emphasis"><text:span text:style-name="T165">Verdergaan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8"><text:span text:style-name="T152">V</text:span><text:span text:style-name="T149">ul in </text:span><text:span text:style-name="Strong_20_Emphasis"><text:span text:style-name="T166">Wat is </text:span></text:span><text:span text:style-name="Strong_20_Emphasis"><text:span text:style-name="T153">de volledige </text:span></text:span><text:span text:style-name="Strong_20_Emphasis"><text:span text:style-name="T166">naam </text:span></text:span><text:span text:style-name="Strong_20_Emphasis"><text:span text:style-name="T153">van de nieuwe gebruiker</text:span></text:span><text:span text:style-name="Strong_20_Emphasis"><text:span text:style-name="T166">?</text:span></text:span><text:span text:style-name="T167"> </text:span><text:span text:style-name="T168">&lt;</text:span><text:span text:style-name="T169">gebruiker</text:span><text:span text:style-name="T168">&gt;</text:span><text:span text:style-name="T158"> </text:span><text:span text:style-name="T159">en klik op </text:span><text:span text:style-name="Strong_20_Emphasis"><text:span text:style-name="T160">Verdergaan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9"><text:span text:style-name="T152">V</text:span><text:span text:style-name="T149">ul in </text:span><text:span text:style-name="Strong_20_Emphasis"><text:span text:style-name="T166">W</text:span></text:span><text:span text:style-name="Strong_20_Emphasis"><text:span text:style-name="T170">at is de gebruikersnaam voor uw </text:span></text:span><text:span text:style-name="Strong_20_Emphasis"><text:span text:style-name="T166"><text:s/></text:span></text:span><text:span text:style-name="Strong_20_Emphasis"><text:span text:style-name="T170">account</text:span></text:span><text:span text:style-name="Strong_20_Emphasis"><text:span text:style-name="T166">?</text:span></text:span><text:span text:style-name="T171"> &lt;</text:span><text:span text:style-name="T172">gebruikers</text:span><text:span text:style-name="T157">naam&gt;</text:span><text:span text:style-name="T158"> </text:span><text:span text:style-name="T159">en klik op </text:span><text:span text:style-name="Strong_20_Emphasis"><text:span text:style-name="T160">Verdergaan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8" office:value-type="string">
            <text:p text:style-name="P59"><text:span text:style-name="T173">Geef</text:span><text:span text:style-name="T167"> </text:span><text:span text:style-name="T174">tweemaal </text:span><text:span text:style-name="T173">een </text:span><text:span text:style-name="Strong_20_Emphasis"><text:span text:style-name="T175">wachtwoord</text:span></text:span><text:span text:style-name="T158"> </text:span><text:span text:style-name="T159">en klik op </text:span><text:span text:style-name="Strong_20_Emphasis"><text:span text:style-name="T160">Verdergaan</text:span></text:span><text:span text:style-name="T159">.</text:span></text:p>
          </table:table-cell>
        </table:table-row>
      </table:table>
      <text:p text:style-name="P60"><text:span text:style-name="Strong_20_Emphasis"><text:span text:style-name="T176"/></text:span></text:p>
      <text:list text:continue-numbering="true" text:style-name="L1">
        <text:list-item>
          <text:p text:style-name="P61"><text:span text:style-name="Strong_20_Emphasis"><text:span text:style-name="T177">Installatie </text:span></text:span><text:span text:style-name="Strong_20_Emphasis"><text:span text:style-name="T178">afronden</text:span></text:span></text:p>
        </text:list-item>
      </text:list>
      <text:p text:style-name="P62"><text:span text:style-name="Strong_20_Emphasis"><text:span text:style-name="T17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3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T179">Aanmelden als &lt;</text:span><text:span text:style-name="T157">gebruiker&gt;</text:span><text:span text:style-name="T179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19" draw:name="Vorm4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7"><text:span text:style-name="User_20_Entry"><text:span text:style-name="T69">sudo apt install </text:span></text:span><text:span text:style-name="User_20_Entry"><text:span text:style-name="T70">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0">wget karelzimmer.nl/</text:span></text:span><text:span text:style-name="User_20_Entry"><text:span text:style-name="T71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0">bash </text:span></text:span><text:span text:style-name="User_20_Entry"><text:span text:style-name="T72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31"><text:span text:style-name="T180">V</text:span><text:span text:style-name="T74">olg </text:span><text:span text:style-name="T75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20" draw:name="Vorm 6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/></text:span></text:p>
          </table:table-cell>
          <table:table-cell table:style-name="_33_._5f_Installatie_5f_afronden.C10" office:value-type="string">
            <text:p text:style-name="P67"><text:span text:style-name="T75">Kie</text:span><text:span text:style-name="T78">s</text:span><text:span text:style-name="T181"> </text:span><text:span text:style-name="Strong_20_Emphasis"><text:span text:style-name="T182">3</text:span></text:span><text:span text:style-name="T183"> Installatie afronden</text:span><text:span text:style-name="T81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36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62"><text:span text:style-name="Strong_20_Emphasis"><text:span text:style-name="T179"/></text:span></text:p>
      <text:list text:continue-numbering="true" text:style-name="L1">
        <text:list-item>
          <text:p text:style-name="P68"><text:span text:style-name="Strong_20_Emphasis"><text:span text:style-name="T184">Gebruiker inrichten</text:span></text:span></text:p>
        </text:list-item>
      </text:list>
      <text:p text:style-name="P6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6" draw:name="Vorm36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9" draw:name="Vorm36_ 1" draw:style-name="gr2" draw:text-style-name="P19" svg:width="0.35cm" svg:height="0.35cm" draw:control="control8"/></text:span></text:span></text:p>
          </table:table-cell>
          <table:table-cell table:style-name="Tabel2.D1" office:value-type="string">
            <text:p text:style-name="P71"><text:span text:style-name="T179">Aanmelden als &lt;</text:span><text:span text:style-name="T157">gebruiker&gt;</text:span><text:span text:style-name="T57"><text:note text:id="ftn5" text:note-class="footnote"><text:note-citation>1</text:note-citation><text:note-body><text:p text:style-name="P72"><text:span text:style-name="T185">E</text:span><text:span text:style-name="T186">v</text:span><text:span text:style-name="T187">en</text:span><text:span text:style-name="T188">t</text:span><text:span text:style-name="T189">uele </text:span><text:span text:style-name="T190">extra </text:span><text:span text:style-name="T64">gebruiker</text:span><text:span text:style-name="T191">s</text:span><text:span text:style-name="T190"> aanmelden </text:span><text:span text:style-name="T192">en dezelfde stappen uitvoeren</text:span><text:span text:style-name="T193">.</text:span></text:p></text:note-body></text:note></text:span><text:span text:style-name="T179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2" draw:name="Vorm 10" draw:style-name="gr2" draw:text-style-name="P19" svg:width="0.35cm" svg:height="0.35cm" draw:control="control21"/></text:span></text:span></text:p>
          </table:table-cell>
          <table:table-cell table:style-name="Tabel2.D3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4" office:value-type="string">
            <text:p text:style-name="P77"><text:span text:style-name="T75">Kie</text:span><text:span text:style-name="T78">s</text:span><text:span text:style-name="T181"> </text:span><text:span text:style-name="Strong_20_Emphasis"><text:span text:style-name="T182">4</text:span></text:span><text:span text:style-name="T183"> Gebruiker inrichten</text:span><text:span text:style-name="T81">.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5" office:value-type="string">
            <text:p text:style-name="P78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79"/>
      <text:p text:style-name="P80"/>
      <text:p text:style-name="P40"><text:span text:style-name="T194">E</text:span><text:span text:style-name="T195">inde c</text:span><text:span text:style-name="T196">hecklist, </text:span><text:span text:style-name="T197">d</text:span><text:span text:style-name="T196">e</text:span><text:span text:style-name="T198"> installatie van </text:span><text:span text:style-name="T198"><text:user-field-get text:name="Distro">Debian</text:user-field-get></text:span><text:span text:style-name="T93"><text:s/></text:span><text:span text:style-name="T94">Server</text:span><text:span text:style-name="T95"> </text:span><text:span text:style-name="T198">is voltooid.</text:span></text:p>
      <text:p text:style-name="P81"/>
      <text:list text:style-name="L2">
        <text:list-header>
          <text:p text:style-name="P82"><text:span text:style-name="T199">Geschreven door </text:span><text:a xlink:type="simple" xlink:href="mailto:info@karelzimmer.nl?subject=Checklist%20installatie%20Linux" text:style-name="Internet_20_link" text:visited-style-name="Visited_20_Internet_20_Link"><text:span text:style-name="T200">Karel Zimmer</text:span></text:a><text:span text:style-name="T201">.</text:span></text:p>
          <text:p text:style-name="P83"><text:span text:style-name="T202">Licentie </text:span><text:span text:style-name="T201">C</text:span><text:span text:style-name="T203">C0</text:span><text:span text:style-name="T201"> 1.0 </text:span><text:span text:style-name="T204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4"><text:s/></text:span><text:span text:style-name="T204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4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8-11T15:14:52.140536662">11-08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1T15:10:42.053178040</dc:date>
    <meta:keyword>Installatie</meta:keyword>
    <meta:keyword>Checklist</meta:keyword>
    <meta:keyword>Linux</meta:keyword>
    <meta:editing-cycles>7055</meta:editing-cycles>
    <meta:editing-duration>P12DT16H7M7S</meta:editing-duration>
    <meta:print-date>2021-03-23T20:07:57.967210640</meta:print-date>
    <dc:creator>Karel Zimmer</dc:creator>
    <meta:document-statistic meta:table-count="4" meta:image-count="2" meta:object-count="0" meta:page-count="4" meta:paragraph-count="78" meta:word-count="407" meta:character-count="2829" meta:non-whitespace-character-count="2464"/>
    <meta:user-defined meta:name="Info 1"/>
    <meta:user-defined meta:name="Info 2"/>
    <meta:user-defined meta:name="Info 3"/>
    <meta:user-defined meta:name="Info 4"/>
  </office:meta>
</office:document-meta>
</file>